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805cm" table:align="right"/>
    </style:style>
    <style:style style:name="Tabla1.A" style:family="table-column">
      <style:table-column-properties style:column-width="1.372cm"/>
    </style:style>
    <style:style style:name="Tabla1.B" style:family="table-column">
      <style:table-column-properties style:column-width="0.993cm"/>
    </style:style>
    <style:style style:name="Tabla1.C" style:family="table-column">
      <style:table-column-properties style:column-width="0.693cm"/>
    </style:style>
    <style:style style:name="Tabla1.D" style:family="table-column">
      <style:table-column-properties style:column-width="0.794cm"/>
    </style:style>
    <style:style style:name="Tabla1.F" style:family="table-column">
      <style:table-column-properties style:column-width="0.77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10.5pt" officeooo:rsid="00148dd3" officeooo:paragraph-rsid="00148dd3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0.5pt" officeooo:rsid="00148dd3" officeooo:paragraph-rsid="00148dd3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0.5pt" officeooo:rsid="00148dd3" officeooo:paragraph-rsid="001538ad" style:font-size-asian="10.5pt" style:font-size-complex="10.5pt"/>
    </style:style>
    <style:style style:name="P4" style:family="paragraph" style:parent-style-name="Standard">
      <style:text-properties style:font-name="Consolas" fo:font-size="10.5pt" officeooo:rsid="00148dd3" officeooo:paragraph-rsid="001538ad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10.5pt" officeooo:rsid="001538ad" officeooo:paragraph-rsid="001538ad" style:font-size-asian="10.5pt" style:font-size-complex="10.5pt"/>
    </style:style>
    <style:style style:name="P6" style:family="paragraph" style:parent-style-name="Standard">
      <style:text-properties style:font-name="Consolas" fo:font-size="10.5pt" officeooo:rsid="001538ad" officeooo:paragraph-rsid="001538ad" style:font-size-asian="10.5pt" style:font-size-complex="10.5pt"/>
    </style:style>
    <style:style style:name="P7" style:family="paragraph" style:parent-style-name="Standard">
      <style:text-properties style:font-name="Consolas" fo:font-size="10.5pt" officeooo:rsid="0017210e" officeooo:paragraph-rsid="0017210e" style:font-size-asian="10.5pt" style:font-size-complex="10.5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10.5pt" officeooo:rsid="0017210e" officeooo:paragraph-rsid="0017210e" style:font-size-asian="10.5pt" style:font-size-complex="10.5pt"/>
    </style:style>
    <style:style style:name="P9" style:family="paragraph" style:parent-style-name="Standard" style:list-style-name="L1">
      <style:text-properties style:font-name="Consolas" fo:font-size="10.5pt" officeooo:rsid="0017210e" officeooo:paragraph-rsid="0017210e" style:font-size-asian="10.5pt" style:font-size-complex="10.5pt"/>
    </style:style>
    <style:style style:name="P10" style:family="paragraph" style:parent-style-name="Standard">
      <style:text-properties style:font-name="Consolas" fo:font-size="10.5pt" officeooo:rsid="00182cc8" officeooo:paragraph-rsid="00182cc8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style:font-name="Consolas" fo:font-size="22pt" officeooo:rsid="00148dd3" officeooo:paragraph-rsid="00148dd3" style:font-size-asian="22pt" style:font-size-complex="22pt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10.5pt" officeooo:rsid="00148dd3" officeooo:paragraph-rsid="00148dd3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10.5pt" officeooo:rsid="0017210e" officeooo:paragraph-rsid="0017210e" style:font-size-asian="10.5pt" style:font-size-complex="10.5pt"/>
    </style:style>
    <style:style style:name="T1" style:family="text">
      <style:text-properties fo:color="#c9211e" loext:opacity="100%"/>
    </style:style>
    <style:style style:name="T2" style:family="text">
      <style:text-properties officeooo:rsid="001538a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538ad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-asian="NSimSun" style:font-name-complex="Arial"/>
    </style:style>
    <style:style style:name="T7" style:family="text">
      <style:text-properties fo:color="#000000" loext:opacity="100%"/>
    </style:style>
    <style:style style:name="T8" style:family="text">
      <style:text-properties fo:color="#ff0000" loext:opacity="100%"/>
    </style:style>
    <style:style style:name="T9" style:family="text">
      <style:text-properties officeooo:rsid="001931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ubnetting VLSM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D" table:number-columns-repeated="3"/>
        <table:table-row table:style-name="TableLine2322232089200">
          <table:table-cell table:style-name="Tabla1.A1" office:value-type="string">
            <text:p text:style-name="P13">Bit</text:p>
          </table:table-cell>
          <table:table-cell table:style-name="Tabla1.A1" office:value-type="string">
            <text:p text:style-name="P12">7</text:p>
          </table:table-cell>
          <table:table-cell table:style-name="Tabla1.A1" office:value-type="string">
            <text:p text:style-name="P12">6</text:p>
          </table:table-cell>
          <table:table-cell table:style-name="Tabla1.A1" office:value-type="string">
            <text:p text:style-name="P12">5</text:p>
          </table:table-cell>
          <table:table-cell table:style-name="Tabla1.A1" office:value-type="string">
            <text:p text:style-name="P12">4</text:p>
          </table:table-cell>
          <table:table-cell table:style-name="Tabla1.A1" office:value-type="string">
            <text:p text:style-name="P12">3</text:p>
          </table:table-cell>
          <table:table-cell table:style-name="Tabla1.A1" office:value-type="string">
            <text:p text:style-name="P12">2</text:p>
          </table:table-cell>
          <table:table-cell table:style-name="Tabla1.A1" office:value-type="string">
            <text:p text:style-name="P12">1</text:p>
          </table:table-cell>
          <table:table-cell table:style-name="Tabla1.I1" office:value-type="string">
            <text:p text:style-name="P12">0</text:p>
          </table:table-cell>
        </table:table-row>
        <table:table-row table:style-name="TableLine2322232089200">
          <table:table-cell table:style-name="Tabla1.A2" office:value-type="string">
            <text:p text:style-name="P13">Valor</text:p>
          </table:table-cell>
          <table:table-cell table:style-name="Tabla1.A2" office:value-type="string">
            <text:p text:style-name="P12">128</text:p>
          </table:table-cell>
          <table:table-cell table:style-name="Tabla1.A2" office:value-type="string">
            <text:p text:style-name="P12">64</text:p>
          </table:table-cell>
          <table:table-cell table:style-name="Tabla1.A2" office:value-type="string">
            <text:p text:style-name="P12">32</text:p>
          </table:table-cell>
          <table:table-cell table:style-name="Tabla1.A2" office:value-type="string">
            <text:p text:style-name="P12">16</text:p>
          </table:table-cell>
          <table:table-cell table:style-name="Tabla1.A2" office:value-type="string">
            <text:p text:style-name="P12">8</text:p>
          </table:table-cell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12">2</text:p>
          </table:table-cell>
          <table:table-cell table:style-name="Tabla1.I2" office:value-type="string">
            <text:p text:style-name="P12">1</text:p>
          </table:table-cell>
        </table:table-row>
      </table:table>
      <text:p text:style-name="P1"/>
      <text:p text:style-name="P1">Ejemplo : 192.168.1.0/24 – 60 hosts, 120 hosts, 10, hosts, 24 hosts.</text:p>
      <text:p text:style-name="P1"/>
      <text:p text:style-name="P1">1º Identificar la mascara Actual de la red.</text:p>
      <text:p text:style-name="P2"><text:span text:style-name="T1">11111111.11111111.11111111</text:span>.00000000</text:p>
      <text:p text:style-name="P1"><text:tab/>El número 24 de máscara nos dice que se tiene 24 bit.</text:p>
      <text:p text:style-name="P1"/>
      <text:p text:style-name="P1">2º Formula de calculo de equipos (empezamos de mayor a menor numero de hosts)</text:p>
      <text:p text:style-name="P5">2<text:span text:style-name="T3">n</text:span> – 2 <text:span text:style-name="T5">≥</text:span><text:span text:style-name="T6"> Número de Host que se necesitan</text:span></text:p>
      <text:p text:style-name="P5"><text:span text:style-name="T6"/></text:p>
      <text:p text:style-name="P4"><text:tab/><text:span text:style-name="T2">120 host → 2</text:span><text:span text:style-name="T4">7</text:span><text:span text:style-name="T2"> – 2 = 128 – 2 = 126</text:span></text:p>
      <text:p text:style-name="P1"/>
      <text:p text:style-name="P6">3º Obtener la nueva mascara para la subred.</text:p>
      <text:p text:style-name="P1"/>
      <text:p text:style-name="P1"><text:tab/><text:span text:style-name="T2">E</text:span><text:span text:style-name="T9">l</text:span><text:span text:style-name="T2"> ‘N’ del paso anterior era 7 por lo tanto tenemos que dejar sin activar 7 bit</text:span></text:p>
      <text:p text:style-name="P3"><text:span text:style-name="T7">11111111.11111111.11111111</text:span>.<text:span text:style-name="T2">1</text:span><text:span text:style-name="T8">0000000</text:span></text:p>
      <text:p text:style-name="P5">255.255.255.128 o lo que es lo mimo /25</text:p>
      <text:p text:style-name="P1"/>
      <text:p text:style-name="P7">4º Calcular el salto de red ( es decir donde comienza la siguiente subred)</text:p>
      <text:p text:style-name="P7"/>
      <text:p text:style-name="P7"><text:tab/>Tenemos que restarle el valor del ultimo octeto de la nueva mascara</text:p>
      <text:p text:style-name="P7"/>
      <text:p text:style-name="P8">256 – 128 = 128</text:p>
      <text:p text:style-name="P8"/>
      <text:p text:style-name="P7">5º Obtenemos los datos de red</text:p>
      <text:list xml:id="list2718766150" text:style-name="L1">
        <text:list-item>
          <text:p text:style-name="P9">Dirección de red: 192.168.1.0/25</text:p>
        </text:list-item>
        <text:list-item>
          <text:p text:style-name="P9">Primer equipo: 192.168.1.1/25</text:p>
        </text:list-item>
        <text:list-item>
          <text:p text:style-name="P9">Ultimo equipo: 192.168.1.126/25</text:p>
        </text:list-item>
        <text:list-item>
          <text:p text:style-name="P9">broadcast : 192.168.1.127/25<text:tab/>(Salto - 1)</text:p>
        </text:list-item>
      </text:list>
      <text:p text:style-name="P7"/>
      <text:p text:style-name="P7"/>
      <text:p text:style-name="P10">Y así con todos, salvo que el salto se suma siempre a la última dirección de re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https://www.calculadora-redes.com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8:41:33.928000000</meta:creation-date>
    <dc:date>2022-05-18T09:05:42.471000000</dc:date>
    <meta:editing-duration>PT24M8S</meta:editing-duration>
    <meta:editing-cycles>6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40" meta:word-count="193" meta:character-count="1032" meta:non-whitespace-character-count="874"/>
  </office:meta>
</office:document-meta>
</file>